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427" officeooo:paragraph-rsid="00062427"/>
    </style:style>
    <style:style style:name="T1" style:family="text">
      <style:text-properties officeooo:rsid="00062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videoiden sisältö:</text:span></text:p>
      <text:p text:style-name="Standard">-<text:span text:style-name="T1">tätä ei tarvi tällä kurssilla..</text:span></text:p>
      <text:p text:style-name="Standard">-<text:span text:style-name="T1">tän te osaatte jo…</text:span></text:p>
      <text:p text:style-name="P1">jne.</text:p>
      <text:p text:style-name="P1"/>
      <text:p text:style-name="P1">-käsitellään yhtäkkiä yksittäisiä pikkuasioita ilman että on selvitetty kokonaisuutta:</text:p>
      <text:p text:style-name="P1">selitetään jtn jostain lomake-asioista ilman että selkeytetään kunnolla kokonaisuutta:</text:p>
      <text:p text:style-name="P1">en tie liittyykö lomakkeet nyt html vai js vai mihin hitto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3:55:26.847239896</meta:creation-date>
    <meta:generator>LibreOffice/6.4.7.2$Linux_X86_64 LibreOffice_project/40$Build-2</meta:generator>
    <dc:date>2021-10-02T13:59:06.539105735</dc:date>
    <meta:editing-duration>PT3M40S</meta:editing-duration>
    <meta:editing-cycles>1</meta:editing-cycles>
    <meta:document-statistic meta:table-count="0" meta:image-count="0" meta:object-count="0" meta:page-count="1" meta:paragraph-count="7" meta:word-count="41" meta:character-count="306" meta:non-whitespace-character-count="272"/>
  </office:meta>
</office:document-meta>
</file>